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4pt" style:font-size-asian="14pt" style:font-size-complex="14pt" fo:font-weight="bold" style:font-weight-asian="bold" style:font-weight-complex="bold"/>
    </style:style>
    <style:style style:name="T10_2" style:family="text"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/>
    </style:style>
    <style:style style:name="T18_2" style:family="text">
      <style:text-properties fo:font-size="14pt" style:font-size-asian="14pt" style:font-size-complex="14pt" fo:font-weight="bold" style:font-weight-asian="bold" style:font-weight-complex="bold"/>
    </style:style>
    <style:style style:name="T18_3" style:family="text">
      <style:text-properties fo:font-size="14pt" style:font-size-asian="14pt" style:font-size-complex="14pt" fo:font-weight="bold" style:font-weight-asian="bold" style:font-weight-complex="bold"/>
    </style:style>
    <style:style style:name="T18_4" style:family="text">
      <style:text-properties fo:font-size="14pt" style:font-size-asian="14pt" style:font-size-complex="14pt" fo:font-weight="bold" style:font-weight-asian="bold" style:font-weight-complex="bold"/>
    </style:style>
    <style:style style:name="T18_5" style:family="text">
      <style:text-properties fo:font-size="14pt" style:font-size-asian="14pt" style:font-size-complex="14pt" fo:font-weight="bold" style:font-weight-asian="bold" style:font-weight-complex="bold"/>
    </style:style>
    <style:style style:name="T18_6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T20_2" style:family="text">
      <style:text-properties fo:font-size="12pt" style:font-size-asian="12pt" style:font-size-complex="12pt" fo:font-weight="bold" style:font-weight-asian="bold" style:font-weight-complex="bold"/>
    </style:style>
    <style:style style:name="T20_3" style:family="text">
      <style:text-properties fo:font-size="12pt" style:font-size-asian="12pt" style:font-size-complex="12pt" fo:font-weight="bold" style:font-weight-asian="bold" style:font-weight-complex="bold"/>
    </style:style>
    <style:style style:name="T20_4" style:family="text">
      <style:text-properties fo:font-size="12pt" style:font-size-asian="12pt" style:font-size-complex="12pt" fo:font-weight="bold" style:font-weight-asian="bold" style:font-weight-complex="bold"/>
    </style:style>
    <style:style style:name="T20_5" style:family="text">
      <style:text-properties fo:font-size="12pt" style:font-size-asian="12pt" style:font-size-complex="12pt" fo:font-weight="bold" style:font-weight-asian="bold" style:font-weight-complex="bold"/>
    </style:style>
    <style:style style:name="T20_6" style:family="text">
      <style:text-properties fo:font-size="12pt" style:font-size-asian="12pt" style:font-size-complex="12pt" fo:font-weight="bold" style:font-weight-asian="bold" style:font-weight-complex="bold"/>
    </style:style>
    <style:style style:name="T20_7" style:family="text">
      <style:text-properties fo:font-size="12pt" style:font-size-asian="12pt" style:font-size-complex="12pt" fo:font-weight="bold" style:font-weight-asian="bold" style:font-weight-complex="bold"/>
    </style:style>
    <style:style style:name="T20_8" style:family="text">
      <style:text-properties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T26_2" style:family="text"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4pt" style:font-size-asian="14pt" style:font-size-complex="14pt" fo:font-weight="bold" style:font-weight-asian="bold" style:font-weight-complex="bold"/>
    </style:style>
    <style:style style:name="T33_2" style:family="text">
      <style:text-properties fo:font-size="14pt" style:font-size-asian="14pt" style:font-size-complex="1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 fo:font-weight="bold" style:font-weight-asian="bold" style:font-weight-complex="bold"/>
    </style:style>
    <style:style style:name="T38_2" style:family="text">
      <style:text-properties fo:font-size="12pt" style:font-size-asian="12pt" style:font-size-complex="12pt" fo:font-weight="bold" style:font-weight-asian="bold" style:font-weight-complex="bold"/>
    </style:style>
    <style:style style:name="T38_3" style:family="text">
      <style:text-properties fo:font-size="12pt" style:font-size-asian="12pt" style:font-size-complex="12pt" fo:font-weight="bold" style:font-weight-asian="bold" style:font-weight-complex="bold"/>
    </style:style>
    <style:style style:name="T38_4" style:family="text">
      <style:text-properties fo:font-size="12pt" style:font-size-asian="12pt" style:font-size-complex="12pt" fo:font-weight="bold" style:font-weight-asian="bold" style:font-weight-complex="bold"/>
    </style:style>
    <style:style style:name="T38_5" style:family="text">
      <style:text-properties fo:font-size="12pt" style:font-size-asian="12pt" style:font-size-complex="12pt" fo:font-weight="bold" style:font-weight-asian="bold" style:font-weight-complex="bold"/>
    </style:style>
    <style:style style:name="T38_6" style:family="text">
      <style:text-properties fo:font-size="12pt" style:font-size-asian="12pt" style:font-size-complex="12pt" fo:font-weight="bold" style:font-weight-asian="bold" style:font-weight-complex="bold"/>
    </style:style>
    <style:style style:name="T38_7" style:family="text">
      <style:text-properties fo:font-size="12pt" style:font-size-asian="12pt" style:font-size-complex="12pt" fo:font-weight="bold" style:font-weight-asian="bold" style:font-weight-complex="bold"/>
    </style:style>
    <style:style style:name="T38_8" style:family="text">
      <style:text-properties fo:font-size="12pt" style:font-size-asian="12pt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 fo:font-weight="bold" style:font-weight-asian="bold" style:font-weight-complex="bold"/>
    </style:style>
    <style:style style:name="T42_2" style:family="text">
      <style:text-properties fo:font-size="12pt" style:font-size-asian="12pt" style:font-size-complex="12pt" fo:font-weight="bold" style:font-weight-asian="bold" style:font-weight-complex="bold"/>
    </style:style>
    <style:style style:name="T42_3" style:family="text">
      <style:text-properties fo:font-size="12pt" style:font-size-asian="12pt" style:font-size-complex="12pt" fo:font-weight="bold" style:font-weight-asian="bold" style:font-weight-complex="bold"/>
    </style:style>
    <style:style style:name="T42_4" style:family="text"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T57_4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 fo:font-weight="bold" style:font-weight-asian="bold" style:font-weight-complex="bold"/>
    </style:style>
    <style:style style:name="T62_2" style:family="text">
      <style:text-properties fo:font-size="12pt" style:font-size-asian="12pt" style:font-size-complex="12pt" fo:font-weight="bold" style:font-weight-asian="bold" style:font-weight-complex="bold"/>
    </style:style>
    <style:style style:name="T62_3" style:family="text">
      <style:text-properties fo:font-size="12pt" style:font-size-asian="12pt" style:font-size-complex="12pt" fo:font-weight="bold" style:font-weight-asian="bold" style:font-weight-complex="bold"/>
    </style:style>
    <style:style style:name="T62_4" style:family="text">
      <style:text-properties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tyle="italic" style:font-style-asian="italic" style:font-style-complex="italic"/>
    </style:style>
    <style:style style:name="T72_2" style:family="text">
      <style:text-properties fo:font-style="italic" style:font-style-asian="italic" style:font-style-complex="italic"/>
    </style:style>
    <style:style style:name="T72_3" style:family="text">
      <style:text-properties fo:font-style="italic" style:font-style-asian="italic" style:font-style-complex="italic"/>
    </style:style>
    <style:style style:name="T72_4" style:family="text">
      <style:text-properties fo:font-style="italic" style:font-style-asian="italic" style:font-style-complex="italic"/>
    </style:style>
    <style:style style:name="P7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P7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tyle="italic" style:font-style-asian="italic" style:font-style-complex="italic"/>
    </style:style>
    <style:style style:name="T76_2" style:family="text">
      <style:text-properties fo:font-style="italic" style:font-style-asian="italic" style:font-style-complex="italic"/>
    </style:style>
    <style:style style:name="T76_3" style:family="text">
      <style:text-properties fo:font-style="italic" style:font-style-asian="italic" style:font-style-complex="italic"/>
    </style:style>
    <style:style style:name="T76_4" style:family="text">
      <style:text-properties fo:font-style="italic" style:font-style-asian="italic" style:font-style-complex="italic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4pt" style:font-size-asian="14pt" style:font-size-complex="14pt" fo:font-weight="bold" style:font-weight-asian="bold" style:font-weight-complex="bold"/>
    </style:style>
    <style:style style:name="T83_2" style:family="text"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 fo:font-weight="bold" style:font-weight-asian="bold" style:font-weight-complex="bold"/>
    </style:style>
    <style:style style:name="T86_2" style:family="text">
      <style:text-properties fo:font-size="12pt" style:font-size-asian="12pt" style:font-size-complex="12pt" fo:font-weight="bold" style:font-weight-asian="bold" style:font-weight-complex="bold"/>
    </style:style>
    <style:style style:name="T86_3" style:family="text">
      <style:text-properties fo:font-size="12pt" style:font-size-asian="12pt" style:font-size-complex="12pt" fo:font-weight="bold" style:font-weight-asian="bold" style:font-weight-complex="bold"/>
    </style:style>
    <style:style style:name="T86_4" style:family="text">
      <style:text-properties fo:font-size="12pt" style:font-size-asian="12pt" style:font-size-complex="12pt" fo:font-weight="bold" style:font-weight-asian="bold" style:font-weight-complex="bold"/>
    </style:style>
    <style:style style:name="T86_5" style:family="text">
      <style:text-properties fo:font-size="12pt" style:font-size-asian="12pt" style:font-size-complex="12pt" fo:font-weight="bold" style:font-weight-asian="bold" style:font-weight-complex="bold"/>
    </style:style>
    <style:style style:name="T86_6" style:family="text">
      <style:text-properties fo:font-size="12pt" style:font-size-asian="12pt" style:font-size-complex="12pt" fo:font-weight="bold" style:font-weight-asian="bold" style:font-weight-complex="bold"/>
    </style:style>
    <style:style style:name="T86_7" style:family="text">
      <style:text-properties fo:font-size="12pt" style:font-size-asian="12pt" style:font-size-complex="12pt" fo:font-weight="bold" style:font-weight-asian="bold" style:font-weight-complex="bold"/>
    </style:style>
    <style:style style:name="T86_8" style:family="text">
      <style:text-properties fo:font-size="12pt" style:font-size-asian="12pt" style:font-size-complex="12pt" fo:font-weight="bold" style:font-weight-asian="bold" style:font-weight-complex="bold"/>
    </style:style>
    <style:style style:name="T86_9" style:family="text">
      <style:text-properties fo:font-size="12pt" style:font-size-asian="12pt" style:font-size-complex="12pt" fo:font-weight="bold" style:font-weight-asian="bold" style:font-weight-complex="bold"/>
    </style:style>
    <style:style style:name="T86_10" style:family="text">
      <style:text-properties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P89" style:family="paragraph" style:parent-style-name="Standard">
      <style:paragraph-properties fo:break-before="auto" fo:line-height="115%" fo:margin-top="0cm" fo:margin-bottom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 fo:font-weight="bold" style:font-weight-asian="bold" style:font-weight-complex="bold"/>
    </style:style>
    <style:style style:name="T91_2" style:family="text">
      <style:text-properties fo:font-size="12pt" style:font-size-asian="12pt" style:font-size-complex="12pt" fo:font-weight="bold" style:font-weight-asian="bold" style:font-weight-complex="bold"/>
    </style:style>
    <style:style style:name="T91_3" style:family="text">
      <style:text-properties fo:font-size="12pt" style:font-size-asian="12pt" style:font-size-complex="12pt" fo:font-weight="bold" style:font-weight-asian="bold" style:font-weight-complex="bold"/>
    </style:style>
    <style:style style:name="T91_4" style:family="text">
      <style:text-properties fo:font-size="12pt" style:font-size-asian="12pt" style:font-size-complex="12pt" fo:font-weight="bold" style:font-weight-asian="bold" style:font-weight-complex="bold"/>
    </style:style>
    <style:style style:name="T91_5" style:family="text">
      <style:text-properties fo:font-size="12pt" style:font-size-asian="12pt" style:font-size-complex="12pt" fo:font-weight="bold" style:font-weight-asian="bold" style:font-weight-complex="bold"/>
    </style:style>
    <style:style style:name="T91_6" style:family="text">
      <style:text-properties fo:font-size="12pt" style:font-size-asian="12pt" style:font-size-complex="12pt" fo:font-weight="bold" style:font-weight-asian="bold" style:font-weight-complex="bold"/>
    </style:style>
    <style:style style:name="T91_7" style:family="text">
      <style:text-properties fo:font-size="12pt" style:font-size-asian="12pt" style:font-size-complex="12pt" fo:font-weight="bold" style:font-weight-asian="bold" style:font-weight-complex="bold"/>
    </style:style>
    <style:style style:name="T91_8" style:family="text">
      <style:text-properties fo:font-size="12pt" style:font-size-asian="12pt" style:font-size-complex="12pt" fo:font-weight="bold" style:font-weight-asian="bold" style:font-weight-complex="bold"/>
    </style:style>
    <style:style style:name="T91_9" style:family="text">
      <style:text-properties fo:font-size="12pt" style:font-size-asian="12pt" style:font-size-complex="12pt" fo:font-weight="bold" style:font-weight-asian="bold" style:font-weight-complex="bold"/>
    </style:style>
    <style:style style:name="T91_10" style:family="text">
      <style:text-properties fo:font-size="12pt" style:font-size-asian="12pt" style:font-size-complex="12pt" fo:font-weight="bold" style:font-weight-asian="bold" style:font-weight-complex="bold"/>
    </style:style>
    <style:style style:name="T91_11" style:family="text">
      <style:text-properties fo:font-size="12pt" style:font-size-asian="12pt" style:font-size-complex="12pt" fo:font-weight="bold" style:font-weight-asian="bold" style:font-weight-complex="bold"/>
    </style:style>
    <style:style style:name="T91_12" style:family="text">
      <style:text-properties fo:font-size="12pt" style:font-size-asian="12pt" style:font-size-complex="12pt" fo:font-weight="bold" style:font-weight-asian="bold" style:font-weight-complex="bold"/>
    </style:style>
    <style:style style:name="T91_13" style:family="text">
      <style:text-properties fo:font-size="12pt" style:font-size-asian="12pt" style:font-size-complex="12pt" fo:font-weight="bold" style:font-weight-asian="bold" style:font-weight-complex="bold"/>
    </style:style>
    <style:style style:name="T91_14" style:family="text">
      <style:text-properties fo:font-size="12pt" style:font-size-asian="12pt" style:font-size-complex="12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4pt" style:font-size-asian="14pt" style:font-size-complex="14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libration</text:span><text:span text:style-name="T1_2"><text:s/></text:span><text:span text:style-name="T1_3">of</text:span><text:span text:style-name="T1_4"><text:s/></text:span><text:span text:style-name="T1_5">a</text:span><text:span text:style-name="T1_6"><text:s/></text:span><text:span text:style-name="T1_7">Spatialized</text:span><text:span text:style-name="T1_8"><text:s/></text:span><text:span text:style-name="T1_9">Urban</text:span><text:span text:style-name="T1_10"><text:s/></text:span><text:span text:style-name="T1_11">Growth</text:span><text:span text:style-name="T1_12"><text:s/></text:span><text:span text:style-name="T1_13">Model</text:span></text:p>
      <text:p text:style-name="P2"/>
      <text:p text:style-name="P3"><text:span text:style-name="T3_1">Abstract</text:span></text:p>
      <text:p text:style-name="P4"><text:span text:style-name="T4_1">We</text:span><text:span text:style-name="T4_2"><text:s/></text:span><text:span text:style-name="T4_3">propose</text:span><text:span text:style-name="T4_4"><text:s/></text:span><text:span text:style-name="T4_5">a</text:span><text:span text:style-name="T4_6"><text:s/></text:span><text:span text:style-name="T4_7">stochastic</text:span><text:span text:style-name="T4_8"><text:s/></text:span><text:span text:style-name="T4_9">model</text:span><text:span text:style-name="T4_10"><text:s/></text:span><text:span text:style-name="T4_11">of</text:span><text:span text:style-name="T4_12"><text:s/></text:span><text:span text:style-name="T4_13">urban</text:span><text:span text:style-name="T4_14"><text:s/></text:span><text:span text:style-name="T4_15">growth</text:span><text:span text:style-name="T4_16"><text:s/></text:span><text:span text:style-name="T4_17">that</text:span><text:span text:style-name="T4_18"><text:s/></text:span><text:span text:style-name="T4_19">generates</text:span><text:span text:style-name="T4_20"><text:s/></text:span><text:span text:style-name="T4_21">spatial</text:span><text:span text:style-name="T4_22"><text:s/></text:span><text:span text:style-name="T4_23">distribution</text:span><text:span text:style-name="T4_24"><text:s/></text:span><text:span text:style-name="T4_25">of</text:span><text:span text:style-name="T4_26"><text:s/></text:span><text:span text:style-name="T4_27">population</text:span><text:span text:style-name="T4_28"><text:s/></text:span><text:span text:style-name="T4_29">densities</text:span><text:span text:style-name="T4_30">,<text:s/></text:span><text:span text:style-name="T4_31">at</text:span><text:span text:style-name="T4_32"><text:s/></text:span><text:span text:style-name="T4_33">an</text:span><text:span text:style-name="T4_34"><text:s/></text:span><text:span text:style-name="T4_35">intermediate</text:span><text:span text:style-name="T4_36"><text:s/></text:span><text:span text:style-name="T4_37">scale</text:span><text:span text:style-name="T4_38"><text:s/></text:span><text:span text:style-name="T4_39">between</text:span><text:span text:style-name="T4_40"><text:s/></text:span><text:span text:style-name="T4_41">economic</text:span><text:span text:style-name="T4_42"><text:s/></text:span><text:span text:style-name="T4_43">models</text:span><text:span text:style-name="T4_44"><text:s/></text:span><text:span text:style-name="T4_45">at</text:span><text:span text:style-name="T4_46"><text:s/></text:span><text:span text:style-name="T4_47">the</text:span><text:span text:style-name="T4_48"><text:s/></text:span><text:span text:style-name="T4_49">macro</text:span><text:span text:style-name="T4_50"><text:s/></text:span><text:span text:style-name="T4_51">scale</text:span><text:span text:style-name="T4_52"><text:s/></text:span><text:span text:style-name="T4_53">and</text:span><text:span text:style-name="T4_54"><text:s/></text:span><text:span text:style-name="T4_55">land</text:span><text:span text:style-name="T4_56">-</text:span><text:span text:style-name="T4_57">use</text:span><text:span text:style-name="T4_58"><text:s/></text:span><text:span text:style-name="T4_59">evolution</text:span><text:span text:style-name="T4_60"><text:s/></text:span><text:span text:style-name="T4_61">models</text:span><text:span text:style-name="T4_62"><text:s/></text:span><text:span text:style-name="T4_63">focusing</text:span><text:span text:style-name="T4_64"><text:s/></text:span><text:span text:style-name="T4_65">on</text:span><text:span text:style-name="T4_66"><text:s/></text:span><text:span text:style-name="T4_67">local</text:span><text:span text:style-name="T4_68"><text:s/></text:span><text:span text:style-name="T4_69">relations</text:span><text:span text:style-name="T4_70">.<text:s/></text:span><text:span text:style-name="T4_71">Integrating</text:span><text:span text:style-name="T4_72"><text:s/></text:span><text:span text:style-name="T4_73">simply</text:span><text:span text:style-name="T4_74"><text:s/></text:span><text:span text:style-name="T4_75">the</text:span><text:span text:style-name="T4_76"><text:s/></text:span><text:span text:style-name="T4_77">two</text:span><text:span text:style-name="T4_78"><text:s/></text:span><text:span text:style-name="T4_79">opposite</text:span><text:span text:style-name="T4_80"><text:s/></text:span><text:span text:style-name="T4_81">key</text:span><text:span text:style-name="T4_82"><text:s/></text:span><text:span text:style-name="T4_83">processes</text:span><text:span text:style-name="T4_84"><text:s/></text:span><text:span text:style-name="T4_85">of</text:span><text:span text:style-name="T4_86"><text:s/></text:span><text:span text:style-name="T4_87">aggregation</text:span><text:span text:style-name="T4_88"><text:s/>(“</text:span><text:span text:style-name="T4_89">preferential</text:span><text:span text:style-name="T4_90"><text:s/></text:span><text:span text:style-name="T4_91">attachment</text:span><text:span text:style-name="T4_92">”)<text:s/></text:span><text:span text:style-name="T4_93">and</text:span><text:span text:style-name="T4_94"><text:s/></text:span><text:span text:style-name="T4_95">diffusion</text:span><text:span text:style-name="T4_96"><text:s/>(</text:span><text:span text:style-name="T4_97">urban</text:span><text:span text:style-name="T4_98"><text:s/></text:span><text:span text:style-name="T4_99">sprawl</text:span><text:span text:style-name="T4_100">),<text:s/></text:span><text:span text:style-name="T4_101">we</text:span><text:span text:style-name="T4_102"><text:s/></text:span><text:span text:style-name="T4_103">show</text:span><text:span text:style-name="T4_104"><text:s/></text:span><text:span text:style-name="T4_105">that</text:span><text:span text:style-name="T4_106"><text:s/></text:span><text:span text:style-name="T4_107">we</text:span><text:span text:style-name="T4_108"><text:s/></text:span><text:span text:style-name="T4_109">can</text:span><text:span text:style-name="T4_110"><text:s/></text:span><text:span text:style-name="T4_111">capture</text:span><text:span text:style-name="T4_112"><text:s/></text:span><text:span text:style-name="T4_113">the</text:span><text:span text:style-name="T4_114"><text:s/></text:span><text:span text:style-name="T4_115">whole</text:span><text:span text:style-name="T4_116"><text:s/></text:span><text:span text:style-name="T4_117">spectrum</text:span><text:span text:style-name="T4_118"><text:s/></text:span><text:span text:style-name="T4_119">of</text:span><text:span text:style-name="T4_120"><text:s/></text:span><text:span text:style-name="T4_121">european</text:span><text:span text:style-name="T4_122"><text:s/></text:span><text:span text:style-name="T4_123">existing</text:span><text:span text:style-name="T4_124"><text:s/></text:span><text:span text:style-name="T4_125">urban</text:span><text:span text:style-name="T4_126"><text:s/></text:span><text:span text:style-name="T4_127">forms</text:span><text:span text:style-name="T4_128">.<text:s/></text:span><text:span text:style-name="T4_129">An</text:span><text:span text:style-name="T4_130"><text:s/></text:span><text:span text:style-name="T4_131">extensive</text:span><text:span text:style-name="T4_132"><text:s/></text:span><text:span text:style-name="T4_133">model</text:span><text:span text:style-name="T4_134"><text:s/></text:span><text:span text:style-name="T4_135">exploration</text:span><text:span text:style-name="T4_136"><text:s/></text:span><text:span text:style-name="T4_137">and</text:span><text:span text:style-name="T4_138"><text:s/></text:span><text:span text:style-name="T4_139">calibration</text:span><text:span text:style-name="T4_140"><text:s/></text:span><text:span text:style-name="T4_141">allows</text:span><text:span text:style-name="T4_142"><text:s/></text:span><text:span text:style-name="T4_143">to</text:span><text:span text:style-name="T4_144"><text:s/></text:span><text:span text:style-name="T4_145">determine</text:span><text:span text:style-name="T4_146"><text:s/></text:span><text:span text:style-name="T4_147">the</text:span><text:span text:style-name="T4_148"><text:s/></text:span><text:span text:style-name="T4_149">region</text:span><text:span text:style-name="T4_150"><text:s/></text:span><text:span text:style-name="T4_151">of</text:span><text:span text:style-name="T4_152"><text:s/></text:span><text:span text:style-name="T4_153">parameter</text:span><text:span text:style-name="T4_154"><text:s/></text:span><text:span text:style-name="T4_155">space</text:span><text:span text:style-name="T4_156"><text:s/></text:span><text:span text:style-name="T4_157">corresponding</text:span><text:span text:style-name="T4_158"><text:s/></text:span><text:span text:style-name="T4_159">morphologically</text:span><text:span text:style-name="T4_160"><text:s/></text:span><text:span text:style-name="T4_161">to</text:span><text:span text:style-name="T4_162"><text:s/></text:span><text:span text:style-name="T4_163">real</text:span><text:span text:style-name="T4_164"><text:s/></text:span><text:span text:style-name="T4_165">european</text:span><text:span text:style-name="T4_166"><text:s/></text:span><text:span text:style-name="T4_167">urban</text:span><text:span text:style-name="T4_168"><text:s/></text:span><text:span text:style-name="T4_169">systems</text:span><text:span text:style-name="T4_170">,<text:s/></text:span><text:span text:style-name="T4_171">providing</text:span><text:span text:style-name="T4_172"><text:s/></text:span><text:span text:style-name="T4_173">an</text:span><text:span text:style-name="T4_174"><text:s/></text:span><text:span text:style-name="T4_175">validated</text:span><text:span text:style-name="T4_176"><text:s/></text:span><text:span text:style-name="T4_177">thematic</text:span><text:span text:style-name="T4_178"><text:s/></text:span><text:span text:style-name="T4_179">interpretation</text:span><text:span text:style-name="T4_180"><text:s/></text:span><text:span text:style-name="T4_181">to</text:span><text:span text:style-name="T4_182"><text:s/></text:span><text:span text:style-name="T4_183">model</text:span><text:span text:style-name="T4_184"><text:s/></text:span><text:span text:style-name="T4_185">parameters</text:span><text:span text:style-name="T4_186">,<text:s/></text:span><text:span text:style-name="T4_187">and</text:span><text:span text:style-name="T4_188"><text:s/></text:span><text:span text:style-name="T4_189">furthermore</text:span><text:span text:style-name="T4_190"><text:s/></text:span><text:span text:style-name="T4_191">determining</text:span><text:span text:style-name="T4_192"><text:s/></text:span><text:span text:style-name="T4_193">the</text:span><text:span text:style-name="T4_194"><text:s/></text:span><text:span text:style-name="T4_195">effective</text:span><text:span text:style-name="T4_196"><text:s/></text:span><text:span text:style-name="T4_197">dimension</text:span><text:span text:style-name="T4_198"><text:s/></text:span><text:span text:style-name="T4_199">of</text:span><text:span text:style-name="T4_200"><text:s/></text:span><text:span text:style-name="T4_201">the</text:span><text:span text:style-name="T4_202"><text:s/></text:span><text:span text:style-name="T4_203">urban</text:span><text:span text:style-name="T4_204"><text:s/></text:span><text:span text:style-name="T4_205">system</text:span><text:span text:style-name="T4_206"><text:s/></text:span><text:span text:style-name="T4_207">at</text:span><text:span text:style-name="T4_208"><text:s/></text:span><text:span text:style-name="T4_209">this</text:span><text:span text:style-name="T4_210"><text:s/></text:span><text:span text:style-name="T4_211">scale</text:span><text:span text:style-name="T4_212"><text:s/></text:span><text:span text:style-name="T4_213">regarding</text:span><text:span text:style-name="T4_214"><text:s/></text:span><text:span text:style-name="T4_215">morphological</text:span><text:span text:style-name="T4_216"><text:s/></text:span><text:span text:style-name="T4_217">objectives</text:span><text:span text:style-name="T4_218">.</text:span></text:p>
      <text:p text:style-name="P5"/>
      <text:p text:style-name="P6"/>
      <text:p text:style-name="P7"/>
      <text:p text:style-name="P8"/>
      <text:p text:style-name="P9"/>
      <text:p text:style-name="P10"><text:span text:style-name="T10_1">1<text:s/>-<text:s/></text:span><text:span text:style-name="T10_2">Introduction</text:span></text:p>
      <text:p text:style-name="P11"/>
      <text:p text:style-name="P12"><text:span text:style-name="T12_1">-<text:s/>&gt;<text:s/></text:span><text:span text:style-name="T12_2">literature</text:span><text:span text:style-name="T12_3"><text:s/></text:span><text:span text:style-name="T12_4">on</text:span><text:span text:style-name="T12_5"><text:s/></text:span><text:span text:style-name="T12_6">stochastic</text:span><text:span text:style-name="T12_7"><text:s/></text:span><text:span text:style-name="T12_8">urban</text:span><text:span text:style-name="T12_9"><text:s/></text:span><text:span text:style-name="T12_10">growth</text:span><text:span text:style-name="T12_11">,<text:s/></text:span><text:span text:style-name="T12_12">ABM</text:span><text:span text:style-name="T12_13"><text:s/></text:span><text:span text:style-name="T12_14">for</text:span><text:span text:style-name="T12_15"><text:s/></text:span><text:span text:style-name="T12_16">Urban</text:span><text:span text:style-name="T12_17"><text:s/></text:span><text:span text:style-name="T12_18">Growth</text:span><text:span text:style-name="T12_19">,<text:s/></text:span><text:span text:style-name="T12_20">CA</text:span><text:span text:style-name="T12_21"><text:s/></text:span><text:span text:style-name="T12_22">Models</text:span><text:span text:style-name="T12_23"><text:s/></text:span><text:span text:style-name="T12_24">and</text:span><text:span text:style-name="T12_25"><text:s/></text:span><text:span text:style-name="T12_26">urban</text:span><text:span text:style-name="T12_27"><text:s/></text:span><text:span text:style-name="T12_28">morphogenesis</text:span><text:span text:style-name="T12_29"><text:s/></text:span><text:span text:style-name="T12_30">models</text:span><text:span text:style-name="T12_31">.<text:s/></text:span><text:span text:style-name="T12_32">Reproducing</text:span><text:span text:style-name="T12_33"><text:s/></text:span><text:span text:style-name="T12_34">urban</text:span><text:span text:style-name="T12_35"><text:s/></text:span><text:span text:style-name="T12_36">growth</text:span><text:span text:style-name="T12_37"><text:s/></text:span><text:span text:style-name="T12_38">at</text:span><text:span text:style-name="T12_39"><text:s/></text:span><text:span text:style-name="T12_40">different</text:span><text:span text:style-name="T12_41"><text:s/></text:span><text:span text:style-name="T12_42">scales</text:span><text:span text:style-name="T12_43">,<text:s/></text:span><text:span text:style-name="T12_44">capturing</text:span><text:span text:style-name="T12_45"><text:s/></text:span><text:span text:style-name="T12_46">different</text:span><text:span text:style-name="T12_47"><text:s/></text:span><text:span text:style-name="T12_48">processes</text:span><text:span text:style-name="T12_49">.</text:span></text:p>
      <text:p text:style-name="P13"/>
      <text:p text:style-name="P14"><text:span text:style-name="T14_1">Macro</text:span><text:span text:style-name="T14_2"><text:s/></text:span><text:span text:style-name="T14_3">models</text:span><text:span text:style-name="T14_4"><text:s/>(</text:span><text:span text:style-name="T14_5">Gibrat</text:span><text:span text:style-name="T14_6"><text:s/></text:span><text:span text:style-name="T14_7">and</text:span><text:span text:style-name="T14_8"><text:s/></text:span><text:span text:style-name="T14_9">extensions</text:span><text:span text:style-name="T14_10">)<text:s/></text:span><text:span text:style-name="T14_11">are</text:span><text:span text:style-name="T14_12"><text:s/></text:span><text:span text:style-name="T14_13">partially</text:span><text:span text:style-name="T14_14"><text:s/></text:span><text:span text:style-name="T14_15">spatialized</text:span><text:span text:style-name="T14_16"><text:s/>(</text:span><text:span text:style-name="T14_17">Favaro</text:span><text:span text:style-name="T14_18"><text:s/>-<text:s/></text:span><text:span text:style-name="T14_19">Pumain</text:span><text:span text:style-name="T14_20"><text:s/></text:span><text:span text:style-name="T14_21">includes</text:span><text:span text:style-name="T14_22"><text:s/></text:span><text:span text:style-name="T14_23">distance</text:span><text:span text:style-name="T14_24"><text:s/></text:span><text:span text:style-name="T14_25">between</text:span><text:span text:style-name="T14_26"><text:s/></text:span><text:span text:style-name="T14_27">cities</text:span><text:span text:style-name="T14_28">,<text:s/></text:span><text:span text:style-name="T14_29">Simpops</text:span><text:span text:style-name="T14_30">/</text:span><text:span text:style-name="T14_31">Marius</text:span><text:span text:style-name="T14_32"><text:s/></text:span><text:span text:style-name="T14_33">also</text:span><text:span text:style-name="T14_34">)<text:s/></text:span><text:span text:style-name="T14_35">whereas</text:span><text:span text:style-name="T14_36"><text:s/></text:span><text:span text:style-name="T14_37">micro</text:span><text:span text:style-name="T14_38"><text:s/>(</text:span><text:span text:style-name="T14_39">most</text:span><text:span text:style-name="T14_40"><text:s/></text:span><text:span text:style-name="T14_41">CA</text:span><text:span text:style-name="T14_42">)<text:s/></text:span><text:span text:style-name="T14_43">are</text:span><text:span text:style-name="T14_44"><text:s/>‘’</text:span><text:span text:style-name="T14_45">over</text:span><text:span text:style-name="T14_46">-</text:span><text:span text:style-name="T14_47">spatialized</text:span><text:span text:style-name="T14_48">’’<text:s/>(</text:span><text:span text:style-name="T14_49">neighborhood</text:span><text:span text:style-name="T14_50">-</text:span><text:span text:style-name="T14_51">based</text:span><text:span text:style-name="T14_52">).<text:s text:c="2"/></text:span></text:p>
      <text:p text:style-name="P15"><text:span text:style-name="T15_1">-&gt;<text:s/></text:span><text:span text:style-name="T15_2">Research</text:span><text:span text:style-name="T15_3"><text:s/></text:span><text:span text:style-name="T15_4">Question</text:span><text:span text:style-name="T15_5"><text:s/>:<text:s text:c="2"/></text:span><text:span text:style-name="T15_6">What</text:span><text:span text:style-name="T15_7"><text:s/></text:span><text:span text:style-name="T15_8">about</text:span><text:span text:style-name="T15_9"><text:s/></text:span><text:span text:style-name="T15_10">a</text:span><text:span text:style-name="T15_11"><text:s/></text:span><text:span text:style-name="T15_12">simple</text:span><text:span text:style-name="T15_13"><text:s/></text:span><text:span text:style-name="T15_14">model</text:span><text:span text:style-name="T15_15"><text:s/></text:span><text:span text:style-name="T15_16">at</text:span><text:span text:style-name="T15_17"><text:s/></text:span><text:span text:style-name="T15_18">the</text:span><text:span text:style-name="T15_19"><text:s/></text:span><text:span text:style-name="T15_20">meso</text:span><text:span text:style-name="T15_21"><text:s/></text:span><text:span text:style-name="T15_22">scale</text:span><text:span text:style-name="T15_23">,<text:s/></text:span><text:span text:style-name="T15_24">close</text:span><text:span text:style-name="T15_25"><text:s/></text:span><text:span text:style-name="T15_26">to</text:span><text:span text:style-name="T15_27"><text:s/></text:span><text:span text:style-name="T15_28">macro</text:span><text:span text:style-name="T15_29"><text:s/></text:span><text:span text:style-name="T15_30">by</text:span><text:span text:style-name="T15_31"><text:s/></text:span><text:span text:style-name="T15_32">the</text:span><text:span text:style-name="T15_33"><text:s/></text:span><text:span text:style-name="T15_34">stylized</text:span><text:span text:style-name="T15_35"><text:s/></text:span><text:span text:style-name="T15_36">facts</text:span><text:span text:style-name="T15_37"><text:s/>(</text:span><text:span text:style-name="T15_38">preferential</text:span><text:span text:style-name="T15_39"><text:s/></text:span><text:span text:style-name="T15_40">attachment</text:span><text:span text:style-name="T15_41">)<text:s/></text:span><text:span text:style-name="T15_42">but</text:span><text:span text:style-name="T15_43"><text:s/></text:span><text:span text:style-name="T15_44">producing</text:span><text:span text:style-name="T15_45"><text:s/></text:span><text:span text:style-name="T15_46">morphologically</text:span><text:span text:style-name="T15_47"><text:s/></text:span><text:span text:style-name="T15_48">consistent</text:span><text:span text:style-name="T15_49"><text:s/></text:span><text:span text:style-name="T15_50">spatial</text:span><text:span text:style-name="T15_51"><text:s/></text:span><text:span text:style-name="T15_52">distribution</text:span><text:span text:style-name="T15_53"><text:s/></text:span><text:span text:style-name="T15_54">of</text:span><text:span text:style-name="T15_55"><text:s/></text:span><text:span text:style-name="T15_56">densities</text:span><text:span text:style-name="T15_57"><text:s/>?</text:span></text:p>
      <text:p text:style-name="P16"/>
      <text:p text:style-name="P17"/>
      <text:p text:style-name="P18"><text:span text:style-name="T18_1">2<text:s/>-<text:s/></text:span><text:span text:style-name="T18_2">Materials</text:span><text:span text:style-name="T18_3"><text:s/></text:span><text:span text:style-name="T18_4">and</text:span><text:span text:style-name="T18_5"><text:s/></text:span><text:span text:style-name="T18_6">Methods</text:span></text:p>
      <text:p text:style-name="P19"/>
      <text:p text:style-name="P20"><text:span text:style-name="T20_1">2.2<text:s/>-<text:s/></text:span><text:span text:style-name="T20_2">The</text:span><text:span text:style-name="T20_3"><text:s/></text:span><text:span text:style-name="T20_4">urban</text:span><text:span text:style-name="T20_5"><text:s/></text:span><text:span text:style-name="T20_6">growth</text:span><text:span text:style-name="T20_7"><text:s/></text:span><text:span text:style-name="T20_8">model</text:span></text:p>
      <text:p text:style-name="P21"/>
      <text:p text:style-name="P22"><text:span text:style-name="T22_1">Preferential</text:span><text:span text:style-name="T22_2"><text:s/></text:span><text:span text:style-name="T22_3">attchment</text:span><text:span text:style-name="T22_4"><text:s/></text:span><text:span text:style-name="T22_5">and</text:span><text:span text:style-name="T22_6"><text:s/></text:span><text:span text:style-name="T22_7">diffusion</text:span><text:span text:style-name="T22_8">,<text:s/></text:span><text:span text:style-name="T22_9">extension</text:span><text:span text:style-name="T22_10"><text:s/></text:span><text:span text:style-name="T22_11">of</text:span><text:span text:style-name="T22_12"><text:s/>[</text:span><text:span text:style-name="T22_13">Batty</text:span><text:span text:style-name="T22_14">,<text:s/>2006].<text:s/></text:span><text:span text:style-name="T22_15">small</text:span><text:span text:style-name="T22_16"><text:s/></text:span><text:span text:style-name="T22_17">litt</text:span><text:span text:style-name="T22_18">.<text:s/></text:span><text:span text:style-name="T22_19">prefAtt</text:span><text:span text:style-name="T22_20"><text:s/></text:span><text:span text:style-name="T22_21">and</text:span><text:span text:style-name="T22_22"><text:s/></text:span><text:span text:style-name="T22_23">then</text:span><text:span text:style-name="T22_24"><text:s/></text:span><text:span text:style-name="T22_25">Urban</text:span><text:span text:style-name="T22_26"><text:s/></text:span><text:span text:style-name="T22_27">sprawl</text:span><text:span text:style-name="T22_28">,<text:s/></text:span><text:span text:style-name="T22_29">opposed</text:span><text:span text:style-name="T22_30"><text:s/></text:span><text:span text:style-name="T22_31">forces</text:span><text:span text:style-name="T22_32"><text:s/></text:span><text:span text:style-name="T22_33">that</text:span><text:span text:style-name="T22_34"><text:s/></text:span><text:span text:style-name="T22_35">must</text:span><text:span text:style-name="T22_36"><text:s/></text:span><text:span text:style-name="T22_37">shape</text:span><text:span text:style-name="T22_38"><text:s/></text:span><text:span text:style-name="T22_39">morphology</text:span><text:span text:style-name="T22_40"><text:s/></text:span><text:span text:style-name="T22_41">of</text:span><text:span text:style-name="T22_42"><text:s/></text:span><text:span text:style-name="T22_43">urban</text:span><text:span text:style-name="T22_44"><text:s/></text:span><text:span text:style-name="T22_45">systems</text:span><text:span text:style-name="T22_46">.<text:s/></text:span><text:span text:style-name="T22_47">choice</text:span><text:span text:style-name="T22_48"><text:s/></text:span><text:span text:style-name="T22_49">of</text:span><text:span text:style-name="T22_50"><text:s/></text:span><text:span text:style-name="T22_51">a</text:span><text:span text:style-name="T22_52"><text:s/></text:span><text:span text:style-name="T22_53">scale</text:span><text:span text:style-name="T22_54"><text:s/></text:span><text:span text:style-name="T22_55">at</text:span><text:span text:style-name="T22_56"><text:s/></text:span><text:span text:style-name="T22_57">which</text:span><text:span text:style-name="T22_58"><text:s/></text:span><text:span text:style-name="T22_59">spatial</text:span><text:span text:style-name="T22_60"><text:s/></text:span><text:span text:style-name="T22_61">form</text:span><text:span text:style-name="T22_62"><text:s/></text:span><text:span text:style-name="T22_63">has</text:span><text:span text:style-name="T22_64"><text:s/></text:span><text:span text:style-name="T22_65">a</text:span><text:span text:style-name="T22_66"><text:s/></text:span><text:span text:style-name="T22_67">sense</text:span><text:span text:style-name="T22_68"><text:s/></text:span><text:span text:style-name="T22_69">but</text:span><text:span text:style-name="T22_70"><text:s/></text:span><text:span text:style-name="T22_71">city</text:span><text:span text:style-name="T22_72"><text:s/></text:span><text:span text:style-name="T22_73">system</text:span><text:span text:style-name="T22_74"><text:s/></text:span><text:span text:style-name="T22_75">is</text:span><text:span text:style-name="T22_76"><text:s/>‘’</text:span><text:span text:style-name="T22_77">wide</text:span><text:span text:style-name="T22_78"><text:s/></text:span><text:span text:style-name="T22_79">enough</text:span><text:span text:style-name="T22_80">”<text:s/>:<text:s/>50-100</text:span><text:span text:style-name="T22_81">km</text:span><text:span text:style-name="T22_82">,<text:s/></text:span><text:span text:style-name="T22_83">meso</text:span><text:span text:style-name="T22_84">-</text:span><text:span text:style-name="T22_85">scale</text:span><text:span text:style-name="T22_86"><text:s/>?</text:span></text:p>
      <text:p text:style-name="P23"/>
      <text:p text:style-name="P24"><text:span text:style-name="T24_1">Precise</text:span><text:span text:style-name="T24_2"><text:s/></text:span><text:span text:style-name="T24_3">formulation</text:span><text:span text:style-name="T24_4">,<text:s/></text:span><text:span text:style-name="T24_5">description</text:span><text:span text:style-name="T24_6"><text:s/></text:span><text:span text:style-name="T24_7">and</text:span><text:span text:style-name="T24_8"><text:s/></text:span><text:span text:style-name="T24_9">formalization</text:span><text:span text:style-name="T24_10"><text:s/></text:span><text:span text:style-name="T24_11">of</text:span><text:span text:style-name="T24_12"><text:s/></text:span><text:span text:style-name="T24_13">the</text:span><text:span text:style-name="T24_14"><text:s/></text:span><text:span text:style-name="T24_15">model</text:span><text:span text:style-name="T24_16">.<text:s/>;<text:s/></text:span><text:span text:style-name="T24_17">parameters</text:span><text:span text:style-name="T24_18"><text:s/></text:span><text:span text:style-name="T24_19">and</text:span><text:span text:style-name="T24_20"><text:s/></text:span><text:span text:style-name="T24_21">their</text:span><text:span text:style-name="T24_22"><text:s/></text:span><text:span text:style-name="T24_23">possible</text:span><text:span text:style-name="T24_24"><text:s/></text:span><text:span text:style-name="T24_25">interpretation</text:span><text:span text:style-name="T24_26"><text:s/>;<text:s/></text:span><text:span text:style-name="T24_27">def</text:span><text:span text:style-name="T24_28"><text:s/></text:span><text:span text:style-name="T24_29">of</text:span><text:span text:style-name="T24_30"><text:s/></text:span><text:span text:style-name="T24_31">parameter</text:span><text:span text:style-name="T24_32"><text:s/></text:span><text:span text:style-name="T24_33">space</text:span><text:span text:style-name="T24_34">.</text:span></text:p>
      <text:p text:style-name="P25"/>
      <text:p text:style-name="P26"><text:span text:style-name="T26_1">2.3<text:s/>-<text:s/></text:span><text:span text:style-name="T26_2">Indicators</text:span></text:p>
      <text:p text:style-name="P27"/>
      <text:p text:style-name="P28"><text:span text:style-name="T28_1">Literature</text:span><text:span text:style-name="T28_2"><text:s/></text:span><text:span text:style-name="T28_3">on</text:span><text:span text:style-name="T28_4"><text:s/></text:span><text:span text:style-name="T28_5">morphological</text:span><text:span text:style-name="T28_6"><text:s/></text:span><text:span text:style-name="T28_7">analysis</text:span><text:span text:style-name="T28_8">,<text:s/></text:span><text:span text:style-name="T28_9">method</text:span><text:span text:style-name="T28_10"><text:s/></text:span><text:span text:style-name="T28_11">taken</text:span><text:span text:style-name="T28_12"><text:s/></text:span><text:span text:style-name="T28_13">from</text:span><text:span text:style-name="T28_14"><text:s/>[</text:span><text:span text:style-name="T28_15">Le</text:span><text:span text:style-name="T28_16"><text:s/></text:span><text:span text:style-name="T28_17">Nechet</text:span><text:span text:style-name="T28_18"><text:s/>2015]<text:s/></text:span><text:span text:style-name="T28_19">to</text:span><text:span text:style-name="T28_20"><text:s/></text:span><text:span text:style-name="T28_21">qualify</text:span><text:span text:style-name="T28_22">/</text:span><text:span text:style-name="T28_23">quantify</text:span><text:span text:style-name="T28_24"><text:s/></text:span><text:span text:style-name="T28_25">urban</text:span><text:span text:style-name="T28_26"><text:s/></text:span><text:span text:style-name="T28_27">form</text:span><text:span text:style-name="T28_28">.<text:s/></text:span><text:span text:style-name="T28_29">Why</text:span><text:span text:style-name="T28_30"><text:s/></text:span><text:span text:style-name="T28_31">would</text:span><text:span text:style-name="T28_32"><text:s/></text:span><text:span text:style-name="T28_33">form</text:span><text:span text:style-name="T28_34"><text:s/></text:span><text:span text:style-name="T28_35">be</text:span><text:span text:style-name="T28_36"><text:s/></text:span><text:span text:style-name="T28_37">relevant</text:span><text:span text:style-name="T28_38"><text:s/></text:span><text:span text:style-name="T28_39">at</text:span><text:span text:style-name="T28_40"><text:s/></text:span><text:span text:style-name="T28_41">this</text:span><text:span text:style-name="T28_42"><text:s/></text:span><text:span text:style-name="T28_43">scale</text:span><text:span text:style-name="T28_44"><text:s/>?<text:s/>-&gt;<text:s/></text:span><text:span text:style-name="T28_45">thematic</text:span><text:span text:style-name="T28_46"><text:s/></text:span><text:span text:style-name="T28_47">references</text:span><text:span text:style-name="T28_48"><text:s/></text:span><text:span text:style-name="T28_49">on</text:span><text:span text:style-name="T28_50"><text:s/></text:span><text:span text:style-name="T28_51">variety</text:span><text:span text:style-name="T28_52"><text:s/></text:span><text:span text:style-name="T28_53">of</text:span><text:span text:style-name="T28_54"><text:s/></text:span><text:span text:style-name="T28_55">urban</text:span><text:span text:style-name="T28_56"><text:s/></text:span><text:span text:style-name="T28_57">developments</text:span><text:span text:style-name="T28_58">,<text:s/></text:span><text:span text:style-name="T28_59">rural</text:span><text:span text:style-name="T28_60"><text:s/></text:span><text:span text:style-name="T28_61">settlements</text:span><text:span text:style-name="T28_62">,<text:s/></text:span><text:span text:style-name="T28_63">etc</text:span><text:span text:style-name="T28_64">.<text:s/>:<text:s/></text:span><text:span text:style-name="T28_65">form</text:span><text:span text:style-name="T28_66"><text:s/></text:span><text:span text:style-name="T28_67">translates</text:span><text:span text:style-name="T28_68"><text:s/></text:span><text:span text:style-name="T28_69">many</text:span><text:span text:style-name="T28_70"><text:s/></text:span><text:span text:style-name="T28_71">spatial</text:span><text:span text:style-name="T28_72"><text:s/></text:span><text:span text:style-name="T28_73">processes</text:span><text:span text:style-name="T28_74"><text:s/></text:span><text:span text:style-name="T28_75">at</text:span><text:span text:style-name="T28_76"><text:s/></text:span><text:span text:style-name="T28_77">this</text:span><text:span text:style-name="T28_78"><text:s/></text:span><text:span text:style-name="T28_79">scale</text:span><text:span text:style-name="T28_80">.<text:s/>[</text:span><text:span text:style-name="T28_81">beware</text:span><text:span text:style-name="T28_82"><text:s/></text:span><text:span text:style-name="T28_83">question</text:span><text:span text:style-name="T28_84"><text:s/></text:span><text:span text:style-name="T28_85">of</text:span><text:span text:style-name="T28_86"><text:s/></text:span><text:span text:style-name="T28_87">equifiniality</text:span><text:span text:style-name="T28_88"><text:s/>:<text:s/></text:span><text:span text:style-name="T28_89">model</text:span><text:span text:style-name="T28_90"><text:s/></text:span><text:span text:style-name="T28_91">is</text:span><text:span text:style-name="T28_92"><text:s/></text:span><text:span text:style-name="T28_93">however</text:span><text:span text:style-name="T28_94"><text:s/></text:span><text:span text:style-name="T28_95">themtically</text:span><text:span text:style-name="T28_96">-</text:span><text:span text:style-name="T28_97">based</text:span><text:span text:style-name="T28_98"><text:s/></text:span><text:span text:style-name="T28_99">for</text:span><text:span text:style-name="T28_100"><text:s/></text:span><text:span text:style-name="T28_101">processes</text:span><text:span text:style-name="T28_102">].</text:span></text:p>
      <text:p text:style-name="P29"/>
      <text:p text:style-name="P30"><text:span text:style-name="T30_1">Definition</text:span><text:span text:style-name="T30_2"><text:s/></text:span><text:span text:style-name="T30_3">of</text:span><text:span text:style-name="T30_4"><text:s/></text:span><text:span text:style-name="T30_5">indicators</text:span></text:p>
      <text:p text:style-name="P31"/>
      <text:p text:style-name="P32"/>
      <text:p text:style-name="P33"><text:span text:style-name="T33_1">3<text:s/>-<text:s/></text:span><text:span text:style-name="T33_2">Results</text:span></text:p>
      <text:p text:style-name="P34"/>
      <text:list text:style-name="LS1" xml:id="list0">
        <text:list-item>
          <text:p text:style-name="P35"><text:span text:style-name="T35_1">Precise</text:span><text:span text:style-name="T35_2"><text:s/></text:span><text:span text:style-name="T35_3">description</text:span><text:span text:style-name="T35_4"><text:s/></text:span><text:span text:style-name="T35_5">of</text:span><text:span text:style-name="T35_6"><text:s/></text:span><text:span text:style-name="T35_7">the</text:span><text:span text:style-name="T35_8"><text:s/></text:span><text:span text:style-name="T35_9">implementation</text:span><text:span text:style-name="T35_10"><text:s/>(</text:span><text:span text:style-name="T35_11">pub</text:span><text:span text:style-name="T35_12"><text:s/></text:span><text:span text:style-name="T35_13">openmole</text:span><text:span text:style-name="T35_14"><text:s/></text:span><text:span text:style-name="T35_15">exploration</text:span><text:span text:style-name="T35_16"><text:s/></text:span><text:span text:style-name="T35_17">etc</text:span><text:span text:style-name="T35_18">,<text:s/></text:span><text:span text:style-name="T35_19">importance</text:span><text:span text:style-name="T35_20"><text:s/></text:span><text:span text:style-name="T35_21">of</text:span><text:span text:style-name="T35_22"><text:s/></text:span><text:span text:style-name="T35_23">intensive</text:span><text:span text:style-name="T35_24"><text:s/></text:span><text:span text:style-name="T35_25">computation</text:span><text:span text:style-name="T35_26">)</text:span></text:p>
        </text:list-item>
      </text:list>
      <text:p text:style-name="P36"/>
      <text:p text:style-name="P37"/>
      <text:p text:style-name="P38"><text:span text:style-name="T38_1">3.1<text:s/>-<text:s/></text:span><text:span text:style-name="T38_2">Generation</text:span><text:span text:style-name="T38_3"><text:s/></text:span><text:span text:style-name="T38_4">of</text:span><text:span text:style-name="T38_5"><text:s/></text:span><text:span text:style-name="T38_6">urban</text:span><text:span text:style-name="T38_7"><text:s/></text:span><text:span text:style-name="T38_8">patterns</text:span></text:p>
      <text:p text:style-name="P39"/>
      <text:list text:style-name="LS2" xml:id="list1">
        <text:list-item>
          <text:p text:style-name="P40"><text:span text:style-name="T40_1">variety</text:span><text:span text:style-name="T40_2"><text:s/></text:span><text:span text:style-name="T40_3">of</text:span><text:span text:style-name="T40_4"><text:s/></text:span><text:span text:style-name="T40_5">genered</text:span><text:span text:style-name="T40_6"><text:s/></text:span><text:span text:style-name="T40_7">forms</text:span><text:span text:style-name="T40_8">,<text:s/></text:span><text:span text:style-name="T40_9">examples</text:span><text:span text:style-name="T40_10"><text:s/></text:span><text:span text:style-name="T40_11">of</text:span><text:span text:style-name="T40_12"><text:s/></text:span><text:span text:style-name="T40_13">extreme</text:span><text:span text:style-name="T40_14"><text:s/></text:span><text:span text:style-name="T40_15">shapes</text:span><text:span text:style-name="T40_16">.</text:span></text:p>
        </text:list-item>
      </text:list>
      <text:p text:style-name="P41"/>
      <text:p text:style-name="P42"><text:span text:style-name="T42_1">3.2<text:s/>-<text:s/></text:span><text:span text:style-name="T42_2">Model</text:span><text:span text:style-name="T42_3"><text:s/></text:span><text:span text:style-name="T42_4">Behavior</text:span></text:p>
      <text:p text:style-name="P43"/>
      <text:p text:style-name="P44"/>
      <text:p text:style-name="P45"><text:span text:style-name="T45_1">3.2.1<text:s/>-<text:s/></text:span><text:span text:style-name="T45_2">Convergence</text:span></text:p>
      <text:p text:style-name="P46"/>
      <text:p text:style-name="P47"><text:span text:style-name="T47_1">convergence</text:span><text:span text:style-name="T47_2"><text:s/></text:span><text:span text:style-name="T47_3">properties</text:span><text:span text:style-name="T47_4"><text:s/></text:span><text:span text:style-name="T47_5">of</text:span><text:span text:style-name="T47_6"><text:s/></text:span><text:span text:style-name="T47_7">indicators</text:span><text:span text:style-name="T47_8"><text:s/>;<text:s/></text:span><text:span text:style-name="T47_9">number</text:span><text:span text:style-name="T47_10"><text:s/></text:span><text:span text:style-name="T47_11">of</text:span><text:span text:style-name="T47_12"><text:s/></text:span><text:span text:style-name="T47_13">repetitions</text:span><text:span text:style-name="T47_14"><text:s/></text:span><text:span text:style-name="T47_15">needed</text:span><text:span text:style-name="T47_16"><text:s/></text:span><text:span text:style-name="T47_17">for</text:span><text:span text:style-name="T47_18"><text:s/></text:span><text:span text:style-name="T47_19">consistence</text:span><text:span text:style-name="T47_20"><text:s/></text:span><text:span text:style-name="T47_21">of</text:span><text:span text:style-name="T47_22"><text:s/></text:span><text:span text:style-name="T47_23">results</text:span><text:span text:style-name="T47_24">.<text:s/>[</text:span><text:span text:style-name="T47_25">histograms</text:span><text:span text:style-name="T47_26"><text:s/></text:span><text:span text:style-name="T47_27">and</text:span><text:span text:style-name="T47_28"><text:s/></text:span><text:span text:style-name="T47_29">stats</text:span><text:span text:style-name="T47_30"><text:s/></text:span><text:span text:style-name="T47_31">of</text:span><text:span text:style-name="T47_32"><text:s/>\</text:span><text:span text:style-name="T47_33">sigma</text:span><text:span text:style-name="T47_34"><text:s/></text:span><text:span text:style-name="T47_35">TODO</text:span><text:span text:style-name="T47_36">]</text:span></text:p>
      <text:p text:style-name="P48"/>
      <text:p text:style-name="P49"><text:span text:style-name="T49_1">3.2.2<text:s/>-<text:s/></text:span><text:span text:style-name="T49_2">Exploration</text:span><text:span text:style-name="T49_3"><text:s/></text:span><text:span text:style-name="T49_4">of</text:span><text:span text:style-name="T49_5"><text:s/></text:span><text:span text:style-name="T49_6">parameter</text:span><text:span text:style-name="T49_7"><text:s/></text:span><text:span text:style-name="T49_8">space</text:span></text:p>
      <text:p text:style-name="P50"/>
      <text:p text:style-name="P51"><text:span text:style-name="T51_1">Grid</text:span><text:span text:style-name="T51_2">,<text:s/></text:span><text:span text:style-name="T51_3">then</text:span><text:span text:style-name="T51_4"><text:s/></text:span><text:span text:style-name="T51_5">LHS</text:span><text:span text:style-name="T51_6"><text:s/></text:span><text:span text:style-name="T51_7">explorations</text:span><text:span text:style-name="T51_8">.</text:span></text:p>
      <text:p text:style-name="P52"/>
      <text:p text:style-name="P53"><text:span text:style-name="T53_1">Figure</text:span><text:span text:style-name="T53_2"><text:s/>:<text:s/></text:span><text:span text:style-name="T53_3">scatterplots</text:span><text:span text:style-name="T53_4"><text:s/></text:span><text:span text:style-name="T53_5">of</text:span><text:span text:style-name="T53_6"><text:s/></text:span><text:span text:style-name="T53_7">indicators</text:span><text:span text:style-name="T53_8"><text:s/></text:span><text:span text:style-name="T53_9">distribution</text:span><text:span text:style-name="T53_10">.<text:s/>3</text:span><text:span text:style-name="T53_11">D</text:span><text:span text:style-name="T53_12"><text:s/></text:span><text:span text:style-name="T53_13">plots</text:span><text:span text:style-name="T53_14"><text:s/></text:span><text:span text:style-name="T53_15">as</text:span><text:span text:style-name="T53_16"><text:s/></text:span><text:span text:style-name="T53_17">supp</text:span><text:span text:style-name="T53_18"><text:s/></text:span><text:span text:style-name="T53_19">material</text:span><text:span text:style-name="T53_20"><text:s/>?</text:span></text:p>
      <text:p text:style-name="P54"/>
      <text:p text:style-name="P55"><text:span text:style-name="T55_1">Figure</text:span><text:span text:style-name="T55_2"><text:s/>:<text:s/></text:span><text:span text:style-name="T55_3">on</text:span><text:span text:style-name="T55_4"><text:s/>2<text:s/></text:span><text:span text:style-name="T55_5">first</text:span><text:span text:style-name="T55_6"><text:s/></text:span><text:span text:style-name="T55_7">PC</text:span><text:span text:style-name="T55_8"><text:s/></text:span><text:span text:style-name="T55_9">of</text:span><text:span text:style-name="T55_10"><text:s/></text:span><text:span text:style-name="T55_11">morpho</text:span><text:span text:style-name="T55_12"><text:s/></text:span><text:span text:style-name="T55_13">indicators</text:span><text:span text:style-name="T55_14">,<text:s/></text:span><text:span text:style-name="T55_15">localization</text:span><text:span text:style-name="T55_16"><text:s/></text:span><text:span text:style-name="T55_17">of</text:span><text:span text:style-name="T55_18"><text:s/></text:span><text:span text:style-name="T55_19">typical</text:span><text:span text:style-name="T55_20"><text:s/></text:span><text:span text:style-name="T55_21">shapes</text:span><text:span text:style-name="T55_22"><text:s/>(</text:span><text:span text:style-name="T55_23">monocentric</text:span><text:span text:style-name="T55_24"><text:s/></text:span><text:span text:style-name="T55_25">city</text:span><text:span text:style-name="T55_26">,<text:s/></text:span><text:span text:style-name="T55_27">polycentric</text:span><text:span text:style-name="T55_28"><text:s/></text:span><text:span text:style-name="T55_29">city</text:span><text:span text:style-name="T55_30">,<text:s/></text:span><text:span text:style-name="T55_31">diffuse</text:span><text:span text:style-name="T55_32"><text:s/></text:span><text:span text:style-name="T55_33">rural</text:span><text:span text:style-name="T55_34"><text:s/></text:span><text:span text:style-name="T55_35">settlements</text:span><text:span text:style-name="T55_36">,<text:s/></text:span><text:span text:style-name="T55_37">aggregated</text:span><text:span text:style-name="T55_38"><text:s/></text:span><text:span text:style-name="T55_39">rural</text:span><text:span text:style-name="T55_40"><text:s/></text:span><text:span text:style-name="T55_41">settlements</text:span><text:span text:style-name="T55_42">)<text:s/>/<text:s/></text:span><text:span text:style-name="T55_43">comparing</text:span><text:span text:style-name="T55_44"><text:s/></text:span><text:span text:style-name="T55_45">generated</text:span><text:span text:style-name="T55_46"><text:s/></text:span><text:span text:style-name="T55_47">shape</text:span><text:span text:style-name="T55_48"><text:s/></text:span><text:span text:style-name="T55_49">with</text:span><text:span text:style-name="T55_50"><text:s/></text:span><text:span text:style-name="T55_51">a</text:span><text:span text:style-name="T55_52"><text:s/></text:span><text:span text:style-name="T55_53">typical</text:span><text:span text:style-name="T55_54"><text:s/></text:span><text:span text:style-name="T55_55">real</text:span><text:span text:style-name="T55_56"><text:s/></text:span><text:span text:style-name="T55_57">one</text:span></text:p>
      <text:p text:style-name="P56"/>
      <text:p text:style-name="P57"><text:span text:style-name="T57_1">3.2.3<text:s/>-<text:s/></text:span><text:span text:style-name="T57_2">Statistical</text:span><text:span text:style-name="T57_3"><text:s/></text:span><text:span text:style-name="T57_4">analysis</text:span></text:p>
      <text:p text:style-name="P58"/>
      <text:p text:style-name="P59"><text:span text:style-name="T59_1">Regression</text:span><text:span text:style-name="T59_2"><text:s/></text:span><text:span text:style-name="T59_3">indics</text:span><text:span text:style-name="T59_4"><text:s/>=<text:s/></text:span><text:span text:style-name="T59_5">f</text:span><text:span text:style-name="T59_6">(</text:span><text:span text:style-name="T59_7">params</text:span><text:span text:style-name="T59_8">)<text:s/>.<text:s/></text:span><text:span text:style-name="T59_9">TO</text:span><text:span text:style-name="T59_10"><text:s/></text:span><text:span text:style-name="T59_11">BE</text:span><text:span text:style-name="T59_12"><text:s/></text:span><text:span text:style-name="T59_13">DONE</text:span><text:span text:style-name="T59_14">.</text:span></text:p>
      <text:p text:style-name="P60"><text:span text:style-name="T60_1">interpretation</text:span><text:span text:style-name="T60_2"><text:s/>?</text:span></text:p>
      <text:p text:style-name="P61"/>
      <text:p text:style-name="P62"><text:span text:style-name="T62_1">3.3<text:s/>-<text:s/></text:span><text:span text:style-name="T62_2">Model</text:span><text:span text:style-name="T62_3"><text:s/></text:span><text:span text:style-name="T62_4">Calibration</text:span></text:p>
      <text:p text:style-name="P63"/>
      <text:p text:style-name="P64"><text:span text:style-name="T64_1">3.3.1<text:s/>-<text:s/></text:span><text:span text:style-name="T64_2">Real</text:span><text:span text:style-name="T64_3"><text:s/></text:span><text:span text:style-name="T64_4">Data</text:span></text:p>
      <text:p text:style-name="P65"/>
      <text:p text:style-name="P66"><text:span text:style-name="T66_1">Data</text:span><text:span text:style-name="T66_2"><text:s/></text:span><text:span text:style-name="T66_3">source</text:span><text:span text:style-name="T66_4"><text:s/>(</text:span><text:span text:style-name="T66_5">density</text:span><text:span text:style-name="T66_6"><text:s/></text:span><text:span text:style-name="T66_7">grid</text:span><text:span text:style-name="T66_8">),<text:s/></text:span><text:span text:style-name="T66_9">computation</text:span><text:span text:style-name="T66_10"><text:s/></text:span><text:span text:style-name="T66_11">methodology</text:span><text:span text:style-name="T66_12"><text:s/>[</text:span><text:span text:style-name="T66_13">comparison</text:span><text:span text:style-name="T66_14"><text:s/></text:span><text:span text:style-name="T66_15">of</text:span><text:span text:style-name="T66_16"><text:s/></text:span><text:span text:style-name="T66_17">sampling</text:span><text:span text:style-name="T66_18">/</text:span><text:span text:style-name="T66_19">smoothing</text:span><text:span text:style-name="T66_20"><text:s/></text:span><text:span text:style-name="T66_21">to</text:span><text:span text:style-name="T66_22"><text:s/></text:span><text:span text:style-name="T66_23">avoid</text:span><text:span text:style-name="T66_24"><text:s/></text:span><text:span text:style-name="T66_25">bord</text:span><text:span text:style-name="T66_26"><text:s/></text:span><text:span text:style-name="T66_27">effects</text:span><text:span text:style-name="T66_28"><text:s/>?]<text:s/>-&gt;<text:s/></text:span><text:span text:style-name="T66_29">reals</text:span><text:span text:style-name="T66_30"><text:s/></text:span><text:span text:style-name="T66_31">values</text:span><text:span text:style-name="T66_32"><text:s/></text:span><text:span text:style-name="T66_33">of</text:span><text:span text:style-name="T66_34"><text:s/></text:span><text:span text:style-name="T66_35">morpho</text:span><text:span text:style-name="T66_36"><text:s/></text:span><text:span text:style-name="T66_37">indics</text:span><text:span text:style-name="T66_38"><text:s/></text:span><text:span text:style-name="T66_39">on</text:span><text:span text:style-name="T66_40"><text:s/>50</text:span><text:span text:style-name="T66_41">kmx</text:span><text:span text:style-name="T66_42">50</text:span><text:span text:style-name="T66_43">km</text:span><text:span text:style-name="T66_44"><text:s/></text:span><text:span text:style-name="T66_45">grids</text:span><text:span text:style-name="T66_46">,<text:s/></text:span><text:span text:style-name="T66_47">on</text:span><text:span text:style-name="T66_48"><text:s/></text:span><text:span text:style-name="T66_49">all</text:span><text:span text:style-name="T66_50"><text:s/></text:span><text:span text:style-name="T66_51">Europe</text:span><text:span text:style-name="T66_52">.</text:span></text:p>
      <text:p text:style-name="P67"><text:span text:style-name="T67_1">summary</text:span><text:span text:style-name="T67_2"><text:s/></text:span><text:span text:style-name="T67_3">stats</text:span></text:p>
      <text:p text:style-name="P68"/>
      <text:p text:style-name="P69"/>
      <text:p text:style-name="P70"/>
      <text:p text:style-name="P71"/>
      <text:p text:style-name="P72"><text:span text:style-name="T72_1">3.3.2<text:s/>-<text:s/></text:span><text:span text:style-name="T72_2">Calibration</text:span><text:span text:style-name="T72_3"><text:s/></text:span><text:span text:style-name="T72_4">Process</text:span></text:p>
      <text:p text:style-name="P73"/>
      <text:p text:style-name="P74"><text:span text:style-name="T74_1">Specific</text:span><text:span text:style-name="T74_2"><text:s/></text:span><text:span text:style-name="T74_3">calib</text:span><text:span text:style-name="T74_4"><text:s/></text:span><text:span text:style-name="T74_5">process</text:span><text:span text:style-name="T74_6"><text:s/>:<text:s/></text:span><text:span text:style-name="T74_7">PCA</text:span><text:span text:style-name="T74_8"><text:s/></text:span><text:span text:style-name="T74_9">that</text:span><text:span text:style-name="T74_10"><text:s/></text:span><text:span text:style-name="T74_11">maximize</text:span><text:span text:style-name="T74_12"><text:s/></text:span><text:span text:style-name="T74_13">the</text:span><text:span text:style-name="T74_14"><text:s/></text:span><text:span text:style-name="T74_15">cumulated</text:span><text:span text:style-name="T74_16"><text:s/></text:span><text:span text:style-name="T74_17">distance</text:span><text:span text:style-name="T74_18"><text:s/></text:span><text:span text:style-name="T74_19">between</text:span><text:span text:style-name="T74_20"><text:s/></text:span><text:span text:style-name="T74_21">generated</text:span><text:span text:style-name="T74_22"><text:s/></text:span><text:span text:style-name="T74_23">points</text:span><text:span text:style-name="T74_24"><text:s/></text:span><text:span text:style-name="T74_25">and</text:span><text:span text:style-name="T74_26"><text:s/></text:span><text:span text:style-name="T74_27">reals</text:span><text:span text:style-name="T74_28"><text:s/></text:span><text:span text:style-name="T74_29">points</text:span><text:span text:style-name="T74_30"><text:s/>;<text:s/></text:span><text:span text:style-name="T74_31">then</text:span><text:span text:style-name="T74_32"><text:s/></text:span><text:span text:style-name="T74_33">select</text:span><text:span text:style-name="T74_34"><text:s/></text:span><text:span text:style-name="T74_35">point</text:span><text:span text:style-name="T74_36"><text:s/></text:span><text:span text:style-name="T74_37">cloud</text:span><text:span text:style-name="T74_38"><text:s/></text:span><text:span text:style-name="T74_39">that</text:span><text:span text:style-name="T74_40"><text:s/></text:span><text:span text:style-name="T74_41">overlaps</text:span><text:span text:style-name="T74_42"><text:s/></text:span><text:span text:style-name="T74_43">real</text:span><text:span text:style-name="T74_44"><text:s/></text:span><text:span text:style-name="T74_45">points</text:span><text:span text:style-name="T74_46"><text:s/></text:span><text:span text:style-name="T74_47">in</text:span><text:span text:style-name="T74_48"><text:s/>(</text:span><text:span text:style-name="T74_49">PC</text:span><text:span text:style-name="T74_50">1,</text:span><text:span text:style-name="T74_51">PC</text:span><text:span text:style-name="T74_52">2)<text:s/></text:span><text:span text:style-name="T74_53">plan</text:span><text:span text:style-name="T74_54">,<text:s/></text:span><text:span text:style-name="T74_55">given</text:span><text:span text:style-name="T74_56"><text:s/></text:span><text:span text:style-name="T74_57">a</text:span><text:span text:style-name="T74_58"><text:s/></text:span><text:span text:style-name="T74_59">distance</text:span><text:span text:style-name="T74_60"><text:s/></text:span><text:span text:style-name="T74_61">threshold</text:span><text:span text:style-name="T74_62">.<text:s/>[</text:span><text:span text:style-name="T74_63">Figure</text:span><text:span text:style-name="T74_64"><text:s/></text:span><text:span text:style-name="T74_65">of</text:span><text:span text:style-name="T74_66"><text:s/></text:span><text:span text:style-name="T74_67">overlapping</text:span><text:span text:style-name="T74_68"><text:s/></text:span><text:span text:style-name="T74_69">point</text:span><text:span text:style-name="T74_70"><text:s/></text:span><text:span text:style-name="T74_71">clouds</text:span><text:span text:style-name="T74_72">]</text:span></text:p>
      <text:p text:style-name="P75"/>
      <text:p text:style-name="P76"><text:span text:style-name="T76_1">3.3.3<text:s/>-<text:s/></text:span><text:span text:style-name="T76_2">Calibration</text:span><text:span text:style-name="T76_3"><text:s/></text:span><text:span text:style-name="T76_4">Results</text:span></text:p>
      <text:p text:style-name="P77"/>
      <text:p text:style-name="P78"><text:span text:style-name="T78_1">-&gt;<text:s/></text:span><text:span text:style-name="T78_2">extraction</text:span><text:span text:style-name="T78_3"><text:s/></text:span><text:span text:style-name="T78_4">of</text:span><text:span text:style-name="T78_5"><text:s/></text:span><text:span text:style-name="T78_6">the</text:span><text:span text:style-name="T78_7"><text:s/></text:span><text:span text:style-name="T78_8">exact</text:span><text:span text:style-name="T78_9"><text:s/></text:span><text:span text:style-name="T78_10">parameter</text:span><text:span text:style-name="T78_11"><text:s/></text:span><text:span text:style-name="T78_12">space</text:span><text:span text:style-name="T78_13"><text:s/></text:span><text:span text:style-name="T78_14">covering</text:span><text:span text:style-name="T78_15"><text:s/></text:span><text:span text:style-name="T78_16">all</text:span><text:span text:style-name="T78_17"><text:s/></text:span><text:span text:style-name="T78_18">real</text:span><text:span text:style-name="T78_19"><text:s/></text:span><text:span text:style-name="T78_20">situations</text:span><text:span text:style-name="T78_21">.</text:span></text:p>
      <text:p text:style-name="P79"><text:span text:style-name="T79_1">interpretation</text:span><text:span text:style-name="T79_2"><text:s/></text:span><text:span text:style-name="T79_3">of</text:span><text:span text:style-name="T79_4"><text:s/></text:span><text:span text:style-name="T79_5">its</text:span><text:span text:style-name="T79_6"><text:s/></text:span><text:span text:style-name="T79_7">shape</text:span><text:span text:style-name="T79_8"><text:s/>(</text:span><text:span text:style-name="T79_9">correlations</text:span><text:span text:style-name="T79_10"><text:s/></text:span><text:span text:style-name="T79_11">between</text:span><text:span text:style-name="T79_12"><text:s/></text:span><text:span text:style-name="T79_13">parameters</text:span><text:span text:style-name="T79_14"><text:s/>?)<text:s/></text:span><text:span text:style-name="T79_15">and</text:span><text:span text:style-name="T79_16"><text:s/></text:span><text:span text:style-name="T79_17">its</text:span><text:span text:style-name="T79_18"><text:s/></text:span><text:span text:style-name="T79_19">volume</text:span><text:span text:style-name="T79_20"><text:s/></text:span><text:span text:style-name="T79_21">in</text:span><text:span text:style-name="T79_22"><text:s/></text:span><text:span text:style-name="T79_23">different</text:span><text:span text:style-name="T79_24"><text:s/></text:span><text:span text:style-name="T79_25">directions</text:span><text:span text:style-name="T79_26"><text:s/>(</text:span><text:span text:style-name="T79_27">relative</text:span><text:span text:style-name="T79_28"><text:s/></text:span><text:span text:style-name="T79_29">importance</text:span><text:span text:style-name="T79_30"><text:s/></text:span><text:span text:style-name="T79_31">of</text:span><text:span text:style-name="T79_32"><text:s/></text:span><text:span text:style-name="T79_33">parameters</text:span><text:span text:style-name="T79_34">).</text:span></text:p>
      <text:p text:style-name="P80"><text:span text:style-name="T80_1">[</text:span><text:span text:style-name="T80_2">possible</text:span><text:span text:style-name="T80_3"><text:s/></text:span><text:span text:style-name="T80_4">development</text:span><text:span text:style-name="T80_5"><text:s/>:<text:s/></text:span><text:span text:style-name="T80_6">application</text:span><text:span text:style-name="T80_7"><text:s/></text:span><text:span text:style-name="T80_8">of</text:span><text:span text:style-name="T80_9"><text:s/></text:span><text:span text:style-name="T80_10">Calibration</text:span><text:span text:style-name="T80_11"><text:s/></text:span><text:span text:style-name="T80_12">Profile</text:span><text:span text:style-name="T80_13"><text:s/></text:span><text:span text:style-name="T80_14">algo</text:span><text:span text:style-name="T80_15"><text:s/></text:span><text:span text:style-name="T80_16">to</text:span><text:span text:style-name="T80_17"><text:s/></text:span><text:span text:style-name="T80_18">check</text:span><text:span text:style-name="T80_19"><text:s/></text:span><text:span text:style-name="T80_20">relative</text:span><text:span text:style-name="T80_21"><text:s/></text:span><text:span text:style-name="T80_22">influence</text:span><text:span text:style-name="T80_23"><text:s/></text:span><text:span text:style-name="T80_24">of</text:span><text:span text:style-name="T80_25"><text:s/></text:span><text:span text:style-name="T80_26">parameters</text:span><text:span text:style-name="T80_27"><text:s/>+<text:s/></text:span><text:span text:style-name="T80_28">ad</text:span><text:span text:style-name="T80_29"><text:s/></text:span><text:span text:style-name="T80_30">hoc</text:span><text:span text:style-name="T80_31"><text:s/></text:span><text:span text:style-name="T80_32">linear</text:span><text:span text:style-name="T80_33"><text:s/></text:span><text:span text:style-name="T80_34">algebra</text:span><text:span text:style-name="T80_35"><text:s/></text:span><text:span text:style-name="T80_36">on</text:span><text:span text:style-name="T80_37"><text:s/></text:span><text:span text:style-name="T80_38">regression</text:span><text:span text:style-name="T80_39"><text:s/></text:span><text:span text:style-name="T80_40">of</text:span><text:span text:style-name="T80_41"><text:s/>3.2.3<text:s/></text:span><text:span text:style-name="T80_42">to</text:span><text:span text:style-name="T80_43"><text:s/></text:span><text:span text:style-name="T80_44">do</text:span><text:span text:style-name="T80_45"><text:s/></text:span><text:span text:style-name="T80_46">the</text:span><text:span text:style-name="T80_47"><text:s/></text:span><text:span text:style-name="T80_48">same</text:span><text:span text:style-name="T80_49">]</text:span></text:p>
      <text:p text:style-name="P81"/>
      <text:p text:style-name="P82"/>
      <text:p text:style-name="P83"><text:span text:style-name="T83_1">4<text:s/>-<text:s/></text:span><text:span text:style-name="T83_2">Discussion</text:span></text:p>
      <text:p text:style-name="P84"/>
      <text:p text:style-name="P85"/>
      <text:p text:style-name="P86"><text:span text:style-name="T86_1">4.1<text:s/>-<text:s/></text:span><text:span text:style-name="T86_2">Thematic</text:span><text:span text:style-name="T86_3"><text:s/></text:span><text:span text:style-name="T86_4">interpreation</text:span><text:span text:style-name="T86_5"><text:s/></text:span><text:span text:style-name="T86_6">of</text:span><text:span text:style-name="T86_7"><text:s/></text:span><text:span text:style-name="T86_8">growth</text:span><text:span text:style-name="T86_9"><text:s/></text:span><text:span text:style-name="T86_10">behavior</text:span></text:p>
      <text:p text:style-name="P87"/>
      <text:list text:style-name="LS3" xml:id="list2">
        <text:list-item>
          <text:p text:style-name="P88"><text:span text:style-name="T88_1">interpret</text:span><text:span text:style-name="T88_2"><text:s/></text:span><text:span text:style-name="T88_3">positions</text:span><text:span text:style-name="T88_4"><text:s/></text:span><text:span text:style-name="T88_5">of</text:span><text:span text:style-name="T88_6"><text:s/></text:span><text:span text:style-name="T88_7">typical</text:span><text:span text:style-name="T88_8"><text:s/></text:span><text:span text:style-name="T88_9">shapes</text:span><text:span text:style-name="T88_10"><text:s/></text:span><text:span text:style-name="T88_11">within</text:span><text:span text:style-name="T88_12"><text:s/></text:span><text:span text:style-name="T88_13">param</text:span><text:span text:style-name="T88_14"><text:s/></text:span><text:span text:style-name="T88_15">space</text:span><text:span text:style-name="T88_16"><text:s/>:<text:s/></text:span><text:span text:style-name="T88_17">confirms</text:span><text:span text:style-name="T88_18"><text:s/></text:span><text:span text:style-name="T88_19">thematic</text:span><text:span text:style-name="T88_20"><text:s/></text:span><text:span text:style-name="T88_21">interpretation</text:span><text:span text:style-name="T88_22"><text:s/></text:span><text:span text:style-name="T88_23">of</text:span><text:span text:style-name="T88_24"><text:s/></text:span><text:span text:style-name="T88_25">parameters</text:span><text:span text:style-name="T88_26">.</text:span></text:p>
        </text:list-item>
        <text:list-item>
          <text:p text:style-name="P89"><text:span text:style-name="T89_1">depending</text:span><text:span text:style-name="T89_2"><text:s/></text:span><text:span text:style-name="T89_3">on</text:span><text:span text:style-name="T89_4"><text:s/></text:span><text:span text:style-name="T89_5">results</text:span><text:span text:style-name="T89_6"><text:s/></text:span><text:span text:style-name="T89_7">of</text:span><text:span text:style-name="T89_8"><text:s/>3.3.3,<text:s/></text:span><text:span text:style-name="T89_9">necessary</text:span><text:span text:style-name="T89_10"><text:s/></text:span><text:span text:style-name="T89_11">and</text:span><text:span text:style-name="T89_12"><text:s/></text:span><text:span text:style-name="T89_13">sufficient</text:span><text:span text:style-name="T89_14"><text:s/></text:span><text:span text:style-name="T89_15">parameters</text:span><text:span text:style-name="T89_16"><text:s/></text:span><text:span text:style-name="T89_17">to</text:span><text:span text:style-name="T89_18"><text:s/></text:span><text:span text:style-name="T89_19">explain</text:span><text:span text:style-name="T89_20"><text:s/></text:span><text:span text:style-name="T89_21">growth</text:span><text:span text:style-name="T89_22"><text:s/></text:span><text:span text:style-name="T89_23">at</text:span><text:span text:style-name="T89_24"><text:s/></text:span><text:span text:style-name="T89_25">this</text:span><text:span text:style-name="T89_26"><text:s/></text:span><text:span text:style-name="T89_27">scale</text:span><text:span text:style-name="T89_28"><text:s/>-&gt;<text:s/></text:span><text:span text:style-name="T89_29">interpretation</text:span><text:span text:style-name="T89_30"><text:s/>?</text:span></text:p>
        </text:list-item>
      </text:list>
      <text:p text:style-name="P90"/>
      <text:p text:style-name="P91"><text:span text:style-name="T91_1">4.2<text:s/>-<text:s/></text:span><text:span text:style-name="T91_2">Integration</text:span><text:span text:style-name="T91_3"><text:s/></text:span><text:span text:style-name="T91_4">into</text:span><text:span text:style-name="T91_5"><text:s/></text:span><text:span text:style-name="T91_6">a</text:span><text:span text:style-name="T91_7"><text:s/></text:span><text:span text:style-name="T91_8">multi</text:span><text:span text:style-name="T91_9">-</text:span><text:span text:style-name="T91_10">scale</text:span><text:span text:style-name="T91_11"><text:s/></text:span><text:span text:style-name="T91_12">growth</text:span><text:span text:style-name="T91_13"><text:s/></text:span><text:span text:style-name="T91_14">model</text:span></text:p>
      <text:p text:style-name="P92"/>
      <text:p text:style-name="P93"><text:span text:style-name="T93_1">Possible</text:span><text:span text:style-name="T93_2"><text:s/></text:span><text:span text:style-name="T93_3">coupling</text:span><text:span text:style-name="T93_4"><text:s/></text:span><text:span text:style-name="T93_5">on</text:span><text:span text:style-name="T93_6"><text:s/></text:span><text:span text:style-name="T93_7">a</text:span><text:span text:style-name="T93_8"><text:s/></text:span><text:span text:style-name="T93_9">gibrat</text:span><text:span text:style-name="T93_10"><text:s/>(</text:span><text:span text:style-name="T93_11">or</text:span><text:span text:style-name="T93_12"><text:s/></text:span><text:span text:style-name="T93_13">favaro</text:span><text:span text:style-name="T93_14">-</text:span><text:span text:style-name="T93_15">pumain</text:span><text:span text:style-name="T93_16">)<text:s/></text:span><text:span text:style-name="T93_17">at</text:span><text:span text:style-name="T93_18"><text:s/></text:span><text:span text:style-name="T93_19">europa</text:span><text:span text:style-name="T93_20"><text:s/></text:span><text:span text:style-name="T93_21">scale</text:span><text:span text:style-name="T93_22"><text:s/>(</text:span><text:span text:style-name="T93_23">macro</text:span><text:span text:style-name="T93_24">)<text:s/>(</text:span><text:span text:style-name="T93_25">with</text:span><text:span text:style-name="T93_26"><text:s/></text:span><text:span text:style-name="T93_27">addition</text:span><text:span text:style-name="T93_28"><text:s/></text:span><text:span text:style-name="T93_29">of</text:span><text:span text:style-name="T93_30"><text:s/></text:span><text:span text:style-name="T93_31">consistence</text:span><text:span text:style-name="T93_32"><text:s/></text:span><text:span text:style-name="T93_33">on</text:span><text:span text:style-name="T93_34"><text:s/></text:span><text:span text:style-name="T93_35">migration</text:span><text:span text:style-name="T93_36"><text:s/></text:span><text:span text:style-name="T93_37">constraints</text:span><text:span text:style-name="T93_38">),<text:s/></text:span><text:span text:style-name="T93_39">where</text:span><text:span text:style-name="T93_40"><text:s/></text:span><text:span text:style-name="T93_41">meso</text:span><text:span text:style-name="T93_42"><text:s/></text:span><text:span text:style-name="T93_43">growth</text:span><text:span text:style-name="T93_44"><text:s/></text:span><text:span text:style-name="T93_45">rates</text:span><text:span text:style-name="T93_46"><text:s/></text:span><text:span text:style-name="T93_47">which</text:span><text:span text:style-name="T93_48"><text:s/></text:span><text:span text:style-name="T93_49">werer</text:span><text:span text:style-name="T93_50"><text:s/></text:span><text:span text:style-name="T93_51">exogeneous</text:span><text:span text:style-name="T93_52"><text:s/></text:span><text:span text:style-name="T93_53">before</text:span><text:span text:style-name="T93_54">,<text:s/></text:span><text:span text:style-name="T93_55">are</text:span><text:span text:style-name="T93_56"><text:s/></text:span><text:span text:style-name="T93_57">top</text:span><text:span text:style-name="T93_58">-</text:span><text:span text:style-name="T93_59">down</text:span><text:span text:style-name="T93_60"><text:s/></text:span><text:span text:style-name="T93_61">determined</text:span><text:span text:style-name="T93_62">,<text:s/></text:span><text:span text:style-name="T93_63">and</text:span><text:span text:style-name="T93_64"><text:s/></text:span><text:span text:style-name="T93_65">bottom</text:span><text:span text:style-name="T93_66">-</text:span><text:span text:style-name="T93_67">up</text:span><text:span text:style-name="T93_68"><text:s/></text:span><text:span text:style-name="T93_69">feedback</text:span><text:span text:style-name="T93_70"><text:s/></text:span><text:span text:style-name="T93_71">is</text:span><text:span text:style-name="T93_72"><text:s/></text:span><text:span text:style-name="T93_73">done</text:span><text:span text:style-name="T93_74"><text:s/></text:span><text:span text:style-name="T93_75">through</text:span><text:span text:style-name="T93_76"><text:s/></text:span><text:span text:style-name="T93_77">local</text:span><text:span text:style-name="T93_78"><text:s/></text:span><text:span text:style-name="T93_79">aggregation</text:span><text:span text:style-name="T93_80"><text:s/></text:span><text:span text:style-name="T93_81">level</text:span><text:span text:style-name="T93_82">,<text:s/></text:span><text:span text:style-name="T93_83">that</text:span><text:span text:style-name="T93_84"><text:s/></text:span><text:span text:style-name="T93_85">influence</text:span><text:span text:style-name="T93_86"><text:s/></text:span><text:span text:style-name="T93_87">attractivity</text:span><text:span text:style-name="T93_88"><text:s/></text:span><text:span text:style-name="T93_89">of</text:span><text:span text:style-name="T93_90"><text:s/></text:span><text:span text:style-name="T93_91">an</text:span><text:span text:style-name="T93_92"><text:s/></text:span><text:span text:style-name="T93_93">area</text:span><text:span text:style-name="T93_94">.</text:span></text:p>
      <text:p text:style-name="P94"/>
      <text:p text:style-name="P95"/>
      <text:p text:style-name="P96"><text:span text:style-name="T96_1">%%%%%</text:span></text:p>
      <text:p text:style-name="P97"><text:span text:style-name="T97_1">%%<text:s/>4.3<text:s/>-<text:s/></text:span><text:span text:style-name="T97_2">Methodological</text:span><text:span text:style-name="T97_3"><text:s/></text:span><text:span text:style-name="T97_4">application</text:span><text:span text:style-name="T97_5"><text:s/>?</text:span></text:p>
      <text:p text:style-name="P98"><text:span text:style-name="T98_1">%%%%%<text:s/>-&gt;<text:s/></text:span><text:span text:style-name="T98_2">maybe</text:span><text:span text:style-name="T98_3"><text:s/></text:span><text:span text:style-name="T98_4">out</text:span><text:span text:style-name="T98_5"><text:s/></text:span><text:span text:style-name="T98_6">of</text:span><text:span text:style-name="T98_7"><text:s/></text:span><text:span text:style-name="T98_8">scope</text:span><text:span text:style-name="T98_9"><text:s/></text:span><text:span text:style-name="T98_10">here</text:span><text:span text:style-name="T98_11"><text:s/>?</text:span></text:p>
      <text:p text:style-name="P99"/>
      <text:p text:style-name="P100"/>
      <text:p text:style-name="P101"><text:span text:style-name="T101_1">Conclusion</text:span></text:p>
      <text:p text:style-name="P102"/>
      <text:p text:style-name="P103"><text:span text:style-name="T103_1"><text:s/>-&gt;<text:s/></text:span><text:span text:style-name="T103_2">Accurately</text:span><text:span text:style-name="T103_3"><text:s/></text:span><text:span text:style-name="T103_4">calibrated</text:span><text:span text:style-name="T103_5"><text:s/></text:span><text:span text:style-name="T103_6">spatialized</text:span><text:span text:style-name="T103_7"><text:s/></text:span><text:span text:style-name="T103_8">urban</text:span><text:span text:style-name="T103_9"><text:s/></text:span><text:span text:style-name="T103_10">growth</text:span><text:span text:style-name="T103_11"><text:s/></text:span><text:span text:style-name="T103_12">model</text:span><text:span text:style-name="T103_13">,<text:s/></text:span><text:span text:style-name="T103_14">can</text:span><text:span text:style-name="T103_15"><text:s/></text:span><text:span text:style-name="T103_16">reproduce</text:span><text:span text:style-name="T103_17"><text:s/></text:span><text:span text:style-name="T103_18">any</text:span><text:span text:style-name="T103_19"><text:s/>(</text:span><text:span text:style-name="T103_20">european</text:span><text:span text:style-name="T103_21">)<text:s/></text:span><text:span text:style-name="T103_22">urban</text:span><text:span text:style-name="T103_23"><text:s/></text:span><text:span text:style-name="T103_24">pattern</text:span><text:span text:style-name="T103_25">.</text:span></text:p>
      <text:p text:style-name="P104"><text:span text:style-name="T104_1"><text:s/>-&gt;<text:s/></text:span><text:span text:style-name="T104_2">interpretation</text:span><text:span text:style-name="T104_3"><text:s/></text:span><text:span text:style-name="T104_4">of</text:span><text:span text:style-name="T104_5"><text:s/></text:span><text:span text:style-name="T104_6">parameter</text:span><text:span text:style-name="T104_7"><text:s/></text:span><text:span text:style-name="T104_8">influence</text:span><text:span text:style-name="T104_9"><text:s/>;<text:s/></text:span><text:span text:style-name="T104_10">effective</text:span><text:span text:style-name="T104_11"><text:s/></text:span><text:span text:style-name="T104_12">independant</text:span><text:span text:style-name="T104_13"><text:s/></text:span><text:span text:style-name="T104_14">dimensions</text:span><text:span text:style-name="T104_15"><text:s/></text:span><text:span text:style-name="T104_16">of</text:span><text:span text:style-name="T104_17"><text:s/></text:span><text:span text:style-name="T104_18">the</text:span><text:span text:style-name="T104_19"><text:s/></text:span><text:span text:style-name="T104_20">urban</text:span><text:span text:style-name="T104_21"><text:s/></text:span><text:span text:style-name="T104_22">system</text:span><text:span text:style-name="T104_23"><text:s/></text:span><text:span text:style-name="T104_24">at</text:span><text:span text:style-name="T104_25"><text:s/></text:span><text:span text:style-name="T104_26">this</text:span><text:span text:style-name="T104_27"><text:s/></text:span><text:span text:style-name="T104_28">scale</text:span><text:span text:style-name="T104_29">.</text:span></text:p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